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ous-titre" style:family="paragraph">
      <style:paragraph-properties fo:text-align="start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>
      <style:paragraph-properties fo:text-indent="0.4923in"/>
    </style:style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</office:automatic-styles>
  <office:body>
    <office:text text:use-soft-page-breaks="true">
      <text:p text:style-name="P1">Projet Arcades</text:p>
      <text:p text:style-name="P2"/>
      <text:p text:style-name="P3"/>
      <text:p text:style-name="Sous-titre">Titre du projet : Ninja Raccon 2</text:p>
      <text:p text:style-name="Standard"/>
      <text:p text:style-name="P4">Auteurs du projets :</text:p>
      <text:p text:style-name="Textbody"><text:tab/>Goues Corentin</text:p>
      <text:p text:style-name="Textbody"><text:tab/>Roty Tom</text:p>
      <text:p text:style-name="Textbody"><text:tab/>Texier Antoine</text:p>
      <text:p text:style-name="Standard"/>
      <text:p text:style-name="Standard"/>
      <text:h text:style-name="Titre1" text:outline-level="1">A) Description détaillée de l’expérience utilisateur </text:h>
      <text:p text:style-name="Textbody">Présentation du jeux</text:p>
      <text:p text:style-name="Textbody">Quel sera l’expérience de<text:s/>l’utilisateur ?</text:p>
      <text:p text:style-name="Textbody">Quels sont les fonctionnalités ?</text:p>
      <text:p text:style-name="Textbody">Etc ...</text:p>
      <text:p text:style-name="Textbody"/>
      <text:h text:style-name="Titre1" text:outline-level="1">B) Description de l’implémentation</text:h>
      <text:h text:style-name="Titre1" text:outline-level="1">C) Répartition des tâches dans l’équipe</text:h>
      <text:p text:style-name="Textbody"><text:tab/>Goues Corentin :<text:s/></text:p>
      <text:list text:style-name="LFO1" text:continue-numbering="true">
        <text:list-item>
          <text:p text:style-name="P5">Class Game</text:p>
          <text:list text:continue-numbering="true">
            <text:list-item>
              <text:p text:style-name="P6">Init</text:p>
            </text:list-item>
            <text:list-item>
              <text:p text:style-name="P7">Recuperation_input</text:p>
            </text:list-item>
            <text:list-item>
              <text:p text:style-name="P8">Update</text:p>
            </text:list-item>
            <text:list-item>
              <text:p text:style-name="P9">Graviter</text:p>
            </text:list-item>
          </text:list>
        </text:list-item>
        <text:list-item>
          <text:p text:style-name="P10">Class Player</text:p>
          <text:list text:continue-numbering="true">
            <text:list-item>
              <text:p text:style-name="P11">Changer_animation</text:p>
            </text:list-item>
            <text:list-item>
              <text:p text:style-name="P12">Update</text:p>
            </text:list-item>
            <text:list-item>
              <text:p text:style-name="P13">Sauvegarder_pos</text:p>
            </text:list-item>
            <text:list-item>
              <text:p text:style-name="P14">Revenir</text:p>
            </text:list-item>
            <text:list-item>
              <text:p text:style-name="P15">Recuperer <text:s/>sprite</text:p>
            </text:list-item>
          </text:list>
        </text:list-item>
        <text:list-item>
          <text:p text:style-name="P16">Class Coin</text:p>
        </text:list-item>
        <text:list-item>
          <text:p text:style-name="P17">Texture</text:p>
        </text:list-item>
      </text:list>
      <text:p text:style-name="Textbody"><text:tab/>Roty Tom :</text:p>
      <text:list text:style-name="LFO1" text:continue-numbering="true">
        <text:list-item>
          <text:p text:style-name="P18">Class Player</text:p>
          <text:list text:continue-numbering="true">
            <text:list-item>
              <text:p text:style-name="P19">Deplacement</text:p>
            </text:list-item>
          </text:list>
        </text:list-item>
        <text:list-item>
          <text:p text:style-name="P20">Level disign</text:p>
          <text:list text:continue-numbering="true">
            <text:list-item>
              <text:p text:style-name="P21">Création des niveaux</text:p>
            </text:list-item>
          </text:list>
        </text:list-item>
        <text:list-item>
          <text:p text:style-name="P22">Texture</text:p>
        </text:list-item>
        <text:list-item>
          <text:p text:style-name="P23">Son</text:p>
        </text:list-item>
      </text:list>
      <text:p text:style-name="P24">Texier Antoine :<text:s/></text:p>
      <text:list text:style-name="LFO1" text:continue-numbering="true">
        <text:list-item>
          <text:p text:style-name="P25">Interface</text:p>
          <text:list text:continue-numbering="true">
            <text:list-item>
              <text:p text:style-name="P26">Menu</text:p>
            </text:list-item>
          </text:list>
        </text:list-item>
        <text:list-item>
          <text:p text:style-name="P27">Score</text:p>
        </text:list-item>
        <text:list-item>
          <text:p text:style-name="P28">Timer</text:p>
        </text:list-item>
      </text:list>
      <text:p text:style-name="Textbody"/>
      <text:h text:style-name="Titre1" text:outline-level="1">D) Bilan de fonctionnement</text:h>
      <text:h text:style-name="Titre1" text:outline-level="1">E) Ce qu’il reste à faire</text:h>
      <text:h text:style-name="Titre1" text:outline-level="1">Conclusion</text:h>
      <text:p text:style-name="Textbody">Ce que le projet vous a apporté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Liberation Serif" style:font-name-asian="Noto Serif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477in" text:min-label-width="0.25in" text:list-level-position-and-space-mode="label-alignment">
          <style:list-level-label-alignment text:label-followed-by="listtab" fo:margin-left="1.727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1.977in" text:min-label-width="0.25in" text:list-level-position-and-space-mode="label-alignment">
          <style:list-level-label-alignment text:label-followed-by="listtab" fo:margin-left="2.22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477in" text:min-label-width="0.25in" text:list-level-position-and-space-mode="label-alignment">
          <style:list-level-label-alignment text:label-followed-by="listtab" fo:margin-left="2.72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977in" text:min-label-width="0.25in" text:list-level-position-and-space-mode="label-alignment">
          <style:list-level-label-alignment text:label-followed-by="listtab" fo:margin-left="3.22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477in" text:min-label-width="0.25in" text:list-level-position-and-space-mode="label-alignment">
          <style:list-level-label-alignment text:label-followed-by="listtab" fo:margin-left="3.72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977in" text:min-label-width="0.25in" text:list-level-position-and-space-mode="label-alignment">
          <style:list-level-label-alignment text:label-followed-by="listtab" fo:margin-left="4.22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477in" text:min-label-width="0.25in" text:list-level-position-and-space-mode="label-alignment">
          <style:list-level-label-alignment text:label-followed-by="listtab" fo:margin-left="4.72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977in" text:min-label-width="0.25in" text:list-level-position-and-space-mode="label-alignment">
          <style:list-level-label-alignment text:label-followed-by="listtab" fo:margin-left="5.22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477in" text:min-label-width="0.25in" text:list-level-position-and-space-mode="label-alignment">
          <style:list-level-label-alignment text:label-followed-by="listtab" fo:margin-left="5.72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uistiti coco</dc:creator>
    <meta:creation-date>2021-10-18T15:33:00Z</meta:creation-date>
    <dc:date>2021-11-07T16:29:00Z</dc:date>
    <meta:template xlink:href="Normal.dotm" xlink:type="simple"/>
    <meta:editing-cycles>3</meta:editing-cycles>
    <meta:editing-duration>PT4260S</meta:editing-duration>
    <meta:document-statistic meta:page-count="2" meta:paragraph-count="1" meta:word-count="114" meta:character-count="746" meta:row-count="5" meta:non-whitespace-character-count="633"/>
  </office:meta>
</office:document-meta>
</file>